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5in"/>
          <style:tab-stop style:position="5.8264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5" style:family="paragraph" style:parent-style-name="Body_20_Text_20_First_20_Indent" style:master-page-name="Standard">
      <style:paragraph-properties fo:text-align="center" style:justify-single-word="false" style:page-number="auto"/>
      <style:text-properties style:font-name="Times" fo:font-size="16pt" fo:font-weight="bold" style:font-size-asian="16pt" style:font-weight-asian="bold" style:font-size-complex="16pt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nstalling xCAT2.X</text:p>
      <text:p text:style-name="P2"><text:date style:data-style-name="N37" text:date-value="2010-01-18T19:58:04">01/18/10</text:date>, <text:time style:data-style-name="N43" text:time-value="2010-01-18T19:58:04">07:58:04 PM</text:time></text:p>
      <text:p text:style-name="Date"/>
      <text:p text:style-name="Date"/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link-start text:style-name="Internet_20_link"/>
            <text:index-entry-link-end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1.Removing xCAT2.X|outline" text:style-name="Internet_20_link" text:visited-style-name="Internet_20_link">1.0 Removing xCAT2.X</text:a><text:tab/>1</text:p>
          <text:p text:style-name="P4"><text:a xlink:type="simple" xlink:href="#1.1.Backup you xCAT database ( if you want to keep it)|outline" text:style-name="Internet_20_link" text:visited-style-name="Internet_20_link">1.1 Backup you xCAT database ( if you want to keep it)</text:a><text:tab/>1</text:p>
          <text:p text:style-name="P4"><text:a xlink:type="simple" xlink:href="#1.2.Stop xcatd|outline" text:style-name="Internet_20_link" text:visited-style-name="Internet_20_link">1.2 Stop xcatd</text:a><text:tab/>1</text:p>
          <text:p text:style-name="P4"><text:a xlink:type="simple" xlink:href="#1.3.Remove xCAT rpms|outline" text:style-name="Internet_20_link" text:visited-style-name="Internet_20_link">1.3 Remove xCAT rpms</text:a><text:tab/>1</text:p>
          <text:p text:style-name="P4"><text:a xlink:type="simple" xlink:href="#1.4.Optionally, Remove OSS prerequisites installed for xCAT|outline" text:style-name="Internet_20_link" text:visited-style-name="Internet_20_link">1.4 Optionally, Remove OSS prerequisites installed for xCAT</text:a><text:tab/>2</text:p>
          <text:p text:style-name="P4"><text:a xlink:type="simple" xlink:href="#1.5.Optionally, Remove root ssh keys |outline" text:style-name="Internet_20_link" text:visited-style-name="Internet_20_link">1.5 Optionally, Remove root ssh keys </text:a><text:tab/>2</text:p>
          <text:p text:style-name="P4"><text:a xlink:type="simple" xlink:href="#1.6. Remove xCAT credentials|outline" text:style-name="Internet_20_link" text:visited-style-name="Internet_20_link">1.6 <text:s/>Remove xCAT credentials</text:a><text:tab/>2</text:p>
          <text:p text:style-name="P4"><text:a xlink:type="simple" xlink:href="#1.7.Remove xCAT data directories|outline" text:style-name="Internet_20_link" text:visited-style-name="Internet_20_link">1.7 Remove xCAT data directories</text:a><text:tab/>2</text:p>
          <text:p text:style-name="P4"><text:a xlink:type="simple" xlink:href="#1.8.Remove xCAT install Directories|outline" text:style-name="Internet_20_link" text:visited-style-name="Internet_20_link">1.8 Remove xCAT install Directories</text:a><text:tab/>3</text:p>
          <text:p text:style-name="P4"><text:a xlink:type="simple" xlink:href="#1.9.Remove Extraneous files|outline" text:style-name="Internet_20_link" text:visited-style-name="Internet_20_link">1.9 Remove Extraneous files</text:a><text:tab/>3</text:p>
          <text:p text:style-name="P4"><text:a xlink:type="simple" xlink:href="#1.10.Remove Postgresql Database |outline" text:style-name="Internet_20_link" text:visited-style-name="Internet_20_link">1.10 Remove Postgresql Database </text:a><text:tab/>3</text:p>
          <text:p text:style-name="P4"><text:a xlink:type="simple" xlink:href="#1.11.Remove MySQL  Database |outline" text:style-name="Internet_20_link" text:visited-style-name="Internet_20_link">1.11 Remove MySQL <text:s/>Database </text:a><text:tab/>3</text:p>
        </text:index-body>
      </text:table-of-content>
      <text:p text:style-name="Date"/>
      <text:p text:style-name="Date"/>
      <text:p text:style-name="P1"/>
      <text:h text:style-name="Heading_20_1" text:outline-level="1">Removing xCAT2.X</text:h>
      <text:h text:style-name="Heading_20_2" text:outline-level="2">Backup you xCAT database ( if you want to keep it)</text:h>
      <text:p text:style-name="Body_20_Text_20_First_20_Indent">dumpxCATdb -p &lt;path to where to save the database&gt;</text:p>
      <text:h text:style-name="Heading_20_2" text:outline-level="2">Stop xcatd</text:h>
      <text:p text:style-name="Standard">For Linux:</text:p>
      <text:p text:style-name="Standard"><text:s text:c="2"/>Service xcatd stop</text:p>
      <text:p text:style-name="Standard">For AIX:</text:p>
      <text:p text:style-name="Standard"><text:s text:c="3"/>xcatstop</text:p>
      <text:h text:style-name="Heading_20_2" text:outline-level="2">Remove xCAT rpms</text:h>
      <text:p text:style-name="Body_20_Text_20_First_20_Indent">Run rpm -qa | grep xCAT <text:s/>and remove the rpms output as in the example:</text:p>
      <text:list xml:id="list1890810311" text:style-name="WW8Num8">
        <text:list-header>
          <text:p text:style-name="List_20_Bullet_20_2"/>
        </text:list-header>
        <text:list-item>
          <text:p text:style-name="List_20_Bullet_20_2">xCAT-nbkernel-x86_64-2.6.18_92-4.noarch</text:p>
        </text:list-item>
        <text:list-item>
          <text:p text:style-name="List_20_Bullet_20_2">xCAT-nbkernel-ppc64-2.6.18_92-4.noarch</text:p>
        </text:list-item>
        <text:list-item>
          <text:p text:style-name="List_20_Bullet_20_2">xCAT-nbroot-oss-x86_64-2.0-snap200801291344.noarch</text:p>
        </text:list-item>
        <text:list-item>
          <text:p text:style-name="List_20_Bullet_20_2">xCAT-web-2.2-snap200904011710.noarch</text:p>
        </text:list-item>
        <text:list-item>
          <text:p text:style-name="List_20_Bullet_20_2">xCAT-server-2.3-snap200907061256.noarch</text:p>
        </text:list-item>
        <text:list-item>
          <text:p text:style-name="List_20_Bullet_20_2">xCAT-rmc-2.3-snap200905291339.noarch</text:p>
        </text:list-item>
        <text:list-item>
          <text:p text:style-name="List_20_Bullet_20_2">xCAT-2.3-snap200907061256.x86_64</text:p>
        </text:list-item>
        <text:list-item>
          <text:p text:style-name="List_20_Bullet_20_2"><text:soft-page-break/>xCAT-nbroot-core-ppc64-2.3-snap200907061256.noarch</text:p>
        </text:list-item>
        <text:list-item>
          <text:p text:style-name="List_20_Bullet_20_2">xCAT-nbkernel-x86-2.6.18_92-4.noarch</text:p>
        </text:list-item>
        <text:list-item>
          <text:p text:style-name="List_20_Bullet_20_2">xCAT-nbroot-oss-x86-2.0-snap200804021050.noarch</text:p>
        </text:list-item>
        <text:list-item>
          <text:p text:style-name="List_20_Bullet_20_2">xCAT-nbroot-oss-ppc64-2.0-snap200801291320.noarch</text:p>
        </text:list-item>
        <text:list-item>
          <text:p text:style-name="List_20_Bullet_20_2">xCAT-client-2.3-snap200907061256.noarch</text:p>
        </text:list-item>
        <text:list-item>
          <text:p text:style-name="List_20_Bullet_20_2">perl-xCAT-2.3-snap200907061256.noarch</text:p>
        </text:list-item>
        <text:list-item>
          <text:p text:style-name="List_20_Bullet_20_2">xCAT-nbroot-core-x86-2.3-snap200907061256.noarch</text:p>
        </text:list-item>
        <text:list-item>
          <text:p text:style-name="List_20_Bullet_20_2">xCAT-nbroot-core-x86_64-2.2-snap200904010841.noarch</text:p>
        </text:list-item>
      </text:list>
      <text:h text:style-name="Heading_20_2" text:outline-level="2">Optionally, Remove OSS prerequisites installed for xCAT</text:h>
      <text:list xml:id="list1118050893" text:continue-list="list1890810311" text:style-name="WW8Num8">
        <text:list-item text:start-value="1">
          <text:p text:style-name="List_20_Bullet_20_2">rpm -e fping-2.2b1-1</text:p>
        </text:list-item>
        <text:list-item>
          <text:p text:style-name="List_20_Bullet_20_2">rpm -e perl-Digest-MD5-2.36-1</text:p>
        </text:list-item>
        <text:list-item>
          <text:p text:style-name="List_20_Bullet_20_2">rpm -e perl-Net_SSLeay.pm-1.30-1</text:p>
        </text:list-item>
        <text:list-item>
          <text:p text:style-name="List_20_Bullet_20_2">rpm -e perl-IO-Socket-SSL-1.06-1</text:p>
        </text:list-item>
        <text:list-item>
          <text:p text:style-name="List_20_Bullet_20_2">rpm -e perl-IO-Stty-.02-1</text:p>
        </text:list-item>
        <text:list-item>
          <text:p text:style-name="List_20_Bullet_20_2">rpm -e perl-IO-Tty-1.07-1</text:p>
        </text:list-item>
        <text:list-item>
          <text:p text:style-name="List_20_Bullet_20_2">rpm -e perl-Expect-1.21-1</text:p>
        </text:list-item>
        <text:list-item>
          <text:p text:style-name="List_20_Bullet_20_2">rpm -e conserver-8.1.16-2</text:p>
        </text:list-item>
        <text:list-item>
          <text:p text:style-name="List_20_Bullet_20_2">rpm -e expect-5.42.1-3</text:p>
        </text:list-item>
        <text:list-item>
          <text:p text:style-name="List_20_Bullet_20_2">rpm -e tk-8.4.7-3</text:p>
        </text:list-item>
        <text:list-item>
          <text:p text:style-name="List_20_Bullet_20_2">rpm -e tcl-8.4.7-3</text:p>
        </text:list-item>
        <text:list-item>
          <text:p text:style-name="List_20_Bullet_20_2">rpm -e perl-DBD-SQLite-1.13-1</text:p>
        </text:list-item>
        <text:list-item>
          <text:p text:style-name="List_20_Bullet_20_2">rpm -e perl-DBI-1.55-1</text:p>
        </text:list-item>
      </text:list>
      <text:h text:style-name="Heading_20_2" text:outline-level="2">Optionally, Remove root ssh keys </text:h>
      <text:list xml:id="list1770335334" text:continue-list="list1118050893" text:style-name="WW8Num8">
        <text:list-item text:start-value="1">
          <text:p text:style-name="List_20_Bullet_20_2">rm -rf <text:s/>$ROOTHOME/ssh</text:p>
        </text:list-item>
      </text:list>
      <text:h text:style-name="Heading_20_2" text:outline-level="2"><text:s/>Remove xCAT credentials</text:h>
      <text:list xml:id="list493360057" text:continue-list="list1770335334" text:style-name="WW8Num8">
        <text:list-item text:start-value="1">
          <text:p text:style-name="List_20_Bullet_20_2">rm -rf <text:s/>$ROOTHOME/.xcat</text:p>
        </text:list-item>
      </text:list>
      <text:h text:style-name="Heading_20_2" text:outline-level="2">Remove xCAT data directories</text:h>
      <text:p text:style-name="Standard">For Linux:</text:p>
      <text:list xml:id="list1083076192" text:continue-list="list493360057" text:style-name="WW8Num8">
        <text:list-item text:start-value="1">
          <text:p text:style-name="List_20_Bullet_20_2">rm -rf /install <text:s/>(for AIX this include the nim directory with images which you may <text:s/>not want to remove)</text:p>
        </text:list-item>
      </text:list>
      <text:p text:style-name="Standard">For AIX or Linux:</text:p>
      <text:list xml:id="list826814968" text:continue-list="list1083076192" text:style-name="WW8Num8">
        <text:list-item text:start-value="1">
          <text:p text:style-name="List_20_Bullet_20_2">rm -rf /tftpboot/xcat*</text:p>
        </text:list-item>
        <text:list-item>
          <text:p text:style-name="List_20_Bullet_20_2">rm -rf /tftpboot/etc</text:p>
        </text:list-item>
        <text:list-item>
          <text:p text:style-name="List_20_Bullet_20_2">rm -rf <text:s/>/etc/xcat</text:p>
        </text:list-item>
        <text:list-item>
          <text:p text:style-name="List_20_Bullet_20_2">rm -rf /etc/sysconfig/xcat ( may not exist)</text:p>
        </text:list-item>
        <text:list-item>
          <text:p text:style-name="List_20_Bullet_20_2">rm /mnt/xcat</text:p>
        </text:list-item>
      </text:list>
      <text:p text:style-name="Standard"/>
      <text:h text:style-name="Heading_20_2" text:outline-level="2" text:is-list-header="true"><text:soft-page-break/></text:h>
      <text:h text:style-name="Heading_20_2" text:outline-level="2">Remove xCAT install Directories</text:h>
      <text:list xml:id="list756553256" text:continue-list="list826814968" text:style-name="WW8Num8">
        <text:list-item text:start-value="1">
          <text:p text:style-name="List_20_Bullet_20_2">rm -rf $ROOTHOME/xcat2</text:p>
        </text:list-item>
      </text:list>
      <text:h text:style-name="Heading_20_2" text:outline-level="2">Remove Extraneous files</text:h>
      <text:list xml:id="list1522590364" text:continue-list="list756553256" text:style-name="WW8Num8">
        <text:list-item text:start-value="1">
          <text:p text:style-name="List_20_Bullet_20_2">/tmp/genimage*</text:p>
        </text:list-item>
        <text:list-item>
          <text:p text:style-name="List_20_Bullet_20_2">/tmp/packimage*</text:p>
        </text:list-item>
        <text:list-item>
          <text:p text:style-name="List_20_Bullet_20_2">/tmp/mknb*</text:p>
        </text:list-item>
        <text:list-item>
          <text:p text:style-name="List_20_Bullet_20_2">/etc/yum.repos.d/*</text:p>
        </text:list-item>
      </text:list>
      <text:h text:style-name="Heading_20_2" text:outline-level="2">Remove Postgresql Database </text:h>
      <text:list xml:id="list1185490050" text:continue-list="list1522590364" text:style-name="WW8Num8">
        <text:list-item text:start-value="1">
          <text:p text:style-name="List_20_Bullet_20_2">su – postgres</text:p>
        </text:list-item>
        <text:list-item>
          <text:p text:style-name="List_20_Bullet_20_2">dropdb -h 11.16.0.1 -i -e --username xcatadmin xcatdb</text:p>
        </text:list-item>
        <text:list-item>
          <text:p text:style-name="List_20_Bullet_20_2">Database "xcatdb" will be permanently removed.</text:p>
        </text:list-item>
        <text:list-item>
          <text:p text:style-name="List_20_Bullet_20_2">Are you sure? (y/n) y</text:p>
        </text:list-item>
        <text:list-item>
          <text:p text:style-name="List_20_Bullet_20_2">Password:</text:p>
        </text:list-item>
        <text:list-item>
          <text:p text:style-name="List_20_Bullet_20_2">DROP DATABASE xcatdb;</text:p>
        </text:list-item>
        <text:list-item>
          <text:p text:style-name="List_20_Bullet_20_2">DROP DATABASE</text:p>
        </text:list-item>
        <text:list-item>
          <text:p text:style-name="List_20_Bullet_20_2">service postgresql stop </text:p>
        </text:list-item>
      </text:list>
      <text:h text:style-name="Heading_20_2" text:outline-level="2">Remove MySQL <text:s/>Database </text:h>
      <text:p text:style-name="Body_20_Text_20_First_20_Indent">See <text:a xlink:type="simple" xlink:href="https://xcat.svn.sourceforge.net/viewvc/xcat/xcat-core/trunk/xCAT-client/share/doc/xCAT2.SetupMySQL.pdf">MySQL documentation</text:a> for removing the database.</text:p>
      <text:h text:style-name="Heading_20_2" text:outline-level="2" text:is-list-header="true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1" svg:font-family="'Courier New'" style:font-family-generic="modern"/>
    <style:font-face style:name="Helv" svg:font-family="Helv" style:font-family-generic="swiss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margin-top="0.1665in" fo:margin-bottom="0.0417in" fo:text-indent="0in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margin-top="0.1665in" fo:margin-bottom="0.0417in" fo:text-indent="0in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in" fo:margin-right="0in" fo:margin-top="0.1665in" fo:margin-bottom="0.0417in" fo:text-indent="0in" style:auto-text-indent="false"/>
      <style:text-properties style:font-name="Arial" fo:font-size="11pt" style:font-size-asian="11pt" style:font-name-complex="Arial" style:font-size-complex="11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fo:line-height="200%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fo:line-height="200%" fo:text-indent="0in" style:auto-text-indent="false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List_20_Number_20_3" style:display-name="List Number 3" style:family="paragraph" style:parent-style-name="Standard" style:list-style-name="WW8Num3">
      <style:paragraph-properties fo:margin-left="0in" fo:margin-right="0in" fo:text-indent="0in" style:auto-text-indent="false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3" style:display-name="Body Text 3" style:family="paragraph" style:parent-style-name="Standard">
      <style:paragraph-properties fo:margin-top="0in" fo:margin-bottom="0.0835in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5.9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style:font-name="Arial" style:font-name-complex="Arial"/>
    </style:style>
    <style:style style:name="Title" style:family="paragraph" style:parent-style-name="Standard" style:next-style-name="Subtitle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Standard" style:next-style-name="Standard"/>
    <style:style style:name="List_20_Bullet_20_2" style:display-name="List Bullet 2" style:family="paragraph" style:parent-style-name="Standard" style:list-style-name="WW8Num8">
      <style:paragraph-properties fo:margin-left="0in" fo:margin-right="0in" fo:text-indent="0in" style:auto-text-indent="false"/>
    </style:style>
    <style:style style:name="List_20_Bullet_20_3" style:display-name="List Bullet 3" style:family="paragraph" style:parent-style-name="Standard" style:list-style-name="WW8Num7">
      <style:paragraph-properties fo:margin-left="0in" fo:margin-right="0in" fo:text-indent="0in" style:auto-text-indent="false"/>
    </style:style>
    <style:style style:name="List_20_Bullet_20_4" style:display-name="List Bullet 4" style:family="paragraph" style:parent-style-name="Standard" style:list-style-name="WW8Num6">
      <style:paragraph-properties fo:margin-left="0in" fo:margin-right="0in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Note_20_Heading" style:display-name="Note Heading" style:family="paragraph" style:parent-style-name="Standard" style:next-style-name="Standard"/>
    <style:style style:name="List_20_Number" style:display-name="List Number" style:family="paragraph" style:parent-style-name="Standard" style:list-style-name="WW8Num9">
      <style:paragraph-properties fo:margin-left="0in" fo:margin-right="0in" fo:text-indent="0in" style:auto-text-indent="fals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fo:text-indent="0in" style:auto-text-indent="false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List_20_Number_20_2" style:display-name="List Number 2" style:family="paragraph" style:parent-style-name="Standard" style:list-style-name="WW8Num4">
      <style:paragraph-properties fo:margin-left="0in" fo:margin-right="0in" fo:text-indent="0in" style:auto-text-indent="false"/>
    </style:style>
    <style:style style:name="List_20_Number_20_4" style:display-name="List Number 4" style:family="paragraph" style:parent-style-name="Standard" style:list-style-name="WW8Num2">
      <style:paragraph-properties fo:margin-left="0in" fo:margin-right="0in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fo:text-indent="0in" style:auto-text-indent="false"/>
    </style:style>
    <style:style style:name="Style1" style:family="paragraph" style:parent-style-name="Body_20_Text_20_Indent_20_3"/>
    <style:style style:name="List_20_Bullet" style:display-name="List Bullet" style:family="paragraph" style:parent-style-name="Standard" style:list-style-name="WW8Num10">
      <style:paragraph-properties fo:margin-left="0in" fo:margin-right="0in" fo:text-indent="0in" style:auto-text-indent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5z0" style:family="text">
      <style:text-properties style:font-name="Times New Roman" style:font-name-asian="Times New Roman" style:font-name-complex="Times New Roman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/>
    </style:style>
    <style:style style:name="WW8Num21z0" style:family="text">
      <style:text-properties fo:font-size="12pt" style:font-size-asian="12pt" style:font-size-complex="12pt"/>
    </style:style>
    <style:style style:name="WW8Num21z2" style:family="text">
      <style:text-properties fo:color="#000000" fo:font-weight="normal" style:font-weight-asian="normal"/>
    </style:style>
    <style:style style:name="WW8Num23z0" style:family="text">
      <style:text-properties fo:font-size="12pt" style:font-size-asian="12pt" style:font-size-complex="12pt"/>
    </style:style>
    <style:style style:name="WW8Num23z2" style:family="text">
      <style:text-properties fo:color="#000000" fo:font-weight="normal" style:font-weight-asian="normal"/>
    </style:style>
    <style:style style:name="WW8Num24z0" style:family="text">
      <style:text-properties fo:color="#000000" style:font-name="Times"/>
    </style:style>
    <style:style style:name="WW8Num25z1" style:family="text">
      <style:text-properties style:font-name="Wingdings" style:font-name-asian="Times New Roman" style:font-name-complex="Times New Roman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5z4" style:family="text">
      <style:text-properties style:font-name="Courier New1" style:font-name-complex="Courier New1"/>
    </style:style>
    <style:style style:name="WW8Num26z0" style:family="text">
      <style:text-properties style:font-name="Times New Roman" style:font-name-asian="Times New Roman" style:font-name-complex="Times New Roman"/>
    </style:style>
    <style:style style:name="WW8Num26z1" style:family="text">
      <style:text-properties style:font-name="Courier New1" style:font-name-complex="Courier New1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1" style:font-name-complex="Courier New1"/>
    </style:style>
    <style:style style:name="WW8Num27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1" style:font-name-complex="Courier New1"/>
    </style:style>
    <style:style style:name="WW8Num30z3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1" style:font-name-complex="Courier New1"/>
    </style:style>
    <style:style style:name="WW8Num33z2" style:family="text">
      <style:text-properties style:font-name="Wingdings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1" style:font-name-complex="Courier New1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9z0" style:family="text">
      <style:text-properties style:font-name="Times" fo:font-style="normal" fo:font-weight="bold" style:font-style-asian="normal" style:font-weight-asian="bold"/>
    </style:style>
    <style:style style:name="WW8Num42z0" style:family="text">
      <style:text-properties style:font-name="Symbol"/>
    </style:style>
    <style:style style:name="WW8Num44z0" style:family="text">
      <style:text-properties style:font-name="Times New Roman" style:font-name-asian="Times New Roman" style:font-name-complex="Times New Roman"/>
    </style:style>
    <style:style style:name="WW8Num44z1" style:family="text">
      <style:text-properties style:font-name="Courier New1" style:font-name-complex="Courier New1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5z0" style:family="text">
      <style:text-properties style:font-name="Symbol"/>
    </style:style>
    <style:style style:name="WW8Num45z1" style:family="text">
      <style:text-properties style:font-name="Courier New1" style:font-name-complex="Courier New1"/>
    </style:style>
    <style:style style:name="WW8Num45z2" style:family="text">
      <style:text-properties style:font-name="Wingdings"/>
    </style:style>
    <style:style style:name="WW8NumSt19z0" style:family="text">
      <style:text-properties fo:color="#000000"/>
    </style:style>
    <style:style style:name="WW8NumSt39z0" style:family="text">
      <style:text-properties style:font-name="Helv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_20_Char" style:display-name=" Char" style:family="text" style:parent-style-name="Default_20_Paragraph_20_Font">
      <style:text-properties fo:font-size="12pt" fo:language="en" fo:country="US" style:font-size-asian="12pt" style:font-size-complex="12pt" style:language-complex="ar" style:country-complex="SA"/>
    </style:style>
    <style:style style:name="_20_Char1" style:display-name=" Char1" style:family="text" style:parent-style-name="Default_20_Paragraph_20_Font">
      <style:text-properties style:font-name="Arial" fo:font-size="12pt" fo:language="en" fo:country="US" style:font-size-asian="12pt" style:font-name-complex="Arial" style:font-size-complex="12pt" style:language-complex="ar" style:country-complex="SA"/>
    </style:style>
    <style:style style:name="Strong_20_Emphasis" style:display-name="Strong Emphasis" style:family="text" style:parent-style-name="Default_20_Paragraph_20_Font">
      <style:text-properties fo:font-style="italic" style:font-style-asian="italic" style:font-style-complex="italic"/>
    </style:style>
    <style:style style:name="Line_20_numbering" style:display-name="Line numbering" style:family="text" style:parent-style-name="Default_20_Paragraph_20_Font"/>
    <style:style style:name="RTF_5f_Num_20_2_20_1" style:display-name="RTF_Num 2 1" style:family="text">
      <style:text-properties style:font-name="Helv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39z0" style:num-suffix=".0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125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number text:level="1" style:num-suffix=")" style:num-format="a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bullet text:level="1" style:num-suffix="." text:bullet-char="*">
        <style:list-level-properties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3752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space-before="0.3957in" text:min-label-width="0.25in"/>
        <style:text-properties style:font-name="Times New Roman"/>
      </text:list-level-style-bullet>
      <text:list-level-style-bullet text:level="2" text:style-name="WW8Num15z1" style:num-suffix="." text:bullet-char="o">
        <style:list-level-properties text:space-before="0.8957in" text:min-label-width="0.25in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3957in" text:min-label-width="0.25in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8957in" text:min-label-width="0.25in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1.25in" text:min-label-width="0.25in"/>
      </text:list-level-style-number>
      <text:list-level-style-number text:level="5" style:num-prefix="(" style:num-suffix=")" style:num-format="a" style:num-letter-sync="true">
        <style:list-level-properties text:space-before="1.5in" text:min-label-width="0.25in"/>
      </text:list-level-style-number>
      <text:list-level-style-number text:level="6" style:num-prefix="(" style:num-suffix=")" style:num-format="i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a" style:num-letter-sync="true">
        <style:list-level-properties text:space-before="2.25in" text:min-label-width="0.25in"/>
      </text:list-level-style-number>
      <text:list-level-style-number text:level="9" style:num-suffix="." style:num-format="i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bullet text:level="1" text:style-name="WW8Num18z0" style:num-suffix=".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8Num18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18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18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18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number text:level="1" text:style-name="WW8Num21z0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1.5in" text:min-label-width="0.25in"/>
      </text:list-level-style-number>
      <text:list-level-style-number text:level="3" text:style-name="WW8Num21z2" style:num-suffix="." style:num-format="1">
        <style:list-level-properties text:space-before="2in" text:min-label-width="0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1">
        <style:list-level-properties text:space-before="3in" text:min-label-width="0.25in"/>
      </text:list-level-style-number>
      <text:list-level-style-number text:level="6" style:num-suffix="." style:num-format="1">
        <style:list-level-properties text:space-before="3.5in" text:min-label-width="0.2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1">
        <style:list-level-properties text:space-before="4.5in" text:min-label-width="0.25in"/>
      </text:list-level-style-number>
      <text:list-level-style-number text:level="9" style:num-suffix="." style:num-format="1">
        <style:list-level-properties text:space-before="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number text:level="1" text:style-name="WW8Num23z0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text:style-name="WW8Num23z2" style:num-suffix="." style:num-format="1">
        <style:list-level-properties text:space-before="1.75in" text:min-label-width="0.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1">
        <style:list-level-properties text:space-before="2.75in" text:min-label-width="0.25in"/>
      </text:list-level-style-number>
      <text:list-level-style-number text:level="6" style:num-suffix="." style:num-format="1">
        <style:list-level-properties text:space-before="3.25in" text:min-label-width="0.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1">
        <style:list-level-properties text:space-before="4.25in" text:min-label-width="0.25in"/>
      </text:list-level-style-number>
      <text:list-level-style-number text:level="9" style:num-suffix="." style:num-format="1">
        <style:list-level-properties text:space-before="4.7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text:style-name="WW8Num24z0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5z1" style:num-suffix="." text:bullet-char="">
        <style:list-level-properties text:space-before="0.75in" text:min-label-width="0.25in"/>
        <style:text-properties style:font-name="Wingdings"/>
      </text:list-level-style-bullet>
      <text:list-level-style-bullet text:level="3" text:style-name="WW8Num2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4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4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26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2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6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2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6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26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27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2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2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2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0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0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3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3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3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3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3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space-before="0.75in" text:min-label-width="0.25in"/>
        <style:text-properties style:font-name="Times New Roman"/>
      </text:list-level-style-bullet>
      <text:list-level-style-bullet text:level="2" text:style-name="WW8Num34z1" style:num-suffix=".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34z1" style:num-suffix=".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34z1" style:num-suffix=".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>
      <text:list-level-style-bullet text:level="1" text:style-name="WW8Num3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3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3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3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3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3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number text:level="1" text:style-name="WW8Num39z0" style:num-suffix=".0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space-before="0.1252in"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>
      <text:list-level-style-bullet text:level="1" text:style-name="WW8Num42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8Num44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4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4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5z1" style:num-suffix=".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5z1" style:num-suffix=".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5z1" style:num-suffix=".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•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Uninstalling xCAT2.0</dc:title>
    <meta:initial-creator>IBM_USER</meta:initial-creator>
    <meta:creation-date>2008-03-11T09:00:00</meta:creation-date>
    <dc:date>2010-01-18T19:58:04</dc:date>
    <meta:print-date>2008-03-11T09:01:00</meta:print-date>
    <meta:editing-cycles>18</meta:editing-cycles>
    <meta:editing-duration>PT05H52M14S</meta:editing-duration>
    <dc:creator>Bruce Potter</dc:creator>
    <meta:document-statistic meta:table-count="0" meta:image-count="0" meta:object-count="0" meta:page-count="3" meta:paragraph-count="85" meta:word-count="374" meta:character-count="2625"/>
    <meta:user-defined meta:name="Info 1"/>
    <meta:user-defined meta:name="Info 2"/>
    <meta:user-defined meta:name="Info 3"/>
    <meta:user-defined meta:name="Info 4"/>
  </office:meta>
</office:document-meta>
</file>